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Format.visit( PropertyFunctionQueryNode node , Object 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QueryFormat.visit( AndQueryNode node , Object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QueryFormat.visit( OrderQueryNode node , Object 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QueryFormat.toString( QueryRootNode root , NameResolver 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eryFormat.visit( PathQueryNode node , Object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QueryFormat.visit( DerefQueryNode node , Object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QueryFormat.visit( ExactQueryNode node , Object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QueryFormat.visit( NodeTypeQueryNode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Format.encode( 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eryFormat.visit( OrQueryNode node , Object dat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QueryFormat.visit( QueryRootNode node , Object data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QueryFormat.QueryFormat( QueryRootNode root , NameResolver 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eryFormat.appendValue( RelationQueryNode node , StringBuffer b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QueryFormat.visit( LocationStepQueryNode node , Object data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QueryFormat.visit( RelationQueryNode node , Object data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25">
            <text:p text:style-name="Table_20_Contents">25</text:p>
          </table:table-cell>
          <table:table-cell office:value-type="float" office:value="92">
            <text:p text:style-name="Table_20_Contents">92</text:p>
          </table:table-cell>
        </table:table-row>
        <table:table-row>
          <table:table-cell office:value-type="string">
            <text:p text:style-name="Table_20_Contents">QueryFormat.visit( NotQueryNode node , Object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QueryFormat.visit( TextsearchQueryNode node , Object data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QueryForma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